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<text:s/>Lighting Robo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bhash Ghimre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G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554131" table:style-name="ce2">
            <text:p>1000554131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style-name="ce13">
            <text:p>3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1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2" table:style-name="ce13">
            <text:p>32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1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2" table:style-name="ce13">
            <text:p>32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0" table:formula="of:=[.C26]-[.D25]" table:style-name="ce4">
            <text:p>0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2" table:formula="of:=[.D25]" table:style-name="ce13">
            <text:p>32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0" table:formula="of:=[.C27]-[.D26]" table:style-name="ce4">
            <text:p>0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2" table:formula="of:=[.D26]" table:style-name="ce13">
            <text:p>32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0" table:formula="of:=[.C28]-[.D27]" table:style-name="ce4">
            <text:p>0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2" table:formula="of:=[.D27]" table:style-name="ce13">
            <text:p>32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content-validation-name="val1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office:value-type="string" table:style-name="ce20">
            <text:p>Done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content-validation-name="val1" table:style-name="ce13">
            <text:p>NS</text:p>
          </table:table-cell>
          <table:table-cell office:value-type="string" table:style-name="ce20">
            <text:p>Done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content-validation-name="val1" table:style-name="ce13">
            <text:p>NS</text:p>
          </table:table-cell>
          <table:table-cell office:value-type="string" table:style-name="ce20">
            <text:p>Done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content-validation-name="val1" table:style-name="ce13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content-validation-name="val1" table:style-name="ce13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content-validation-name="val1" table:style-name="ce13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content-validation-name="val1" table:style-name="ce13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content-validation-name="val1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content-validation-name="val1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content-validation-name="val1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content-validation-name="val1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content-validation-name="val1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content-validation-name="val1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content-validation-name="val1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content-validation-name="val1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ing Class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ed the class</text:p>
          </table:table-cell>
          <table:table-cell table:style-name="ce34"/>
          <table:table-cell office:value-type="string" table:style-name="ce34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UML</text:p>
          </table:table-cell>
          <table:table-cell table:number-columns-repeated="2" table:style-name="ce34"/>
          <table:table-cell office:value-type="string" table:style-name="ce34">
            <text:p>UML</text:p>
          </table:table-cell>
          <table:table-cell table:style-name="ce34"/>
          <table:table-cell office:value-type="string" table:style-name="ce34">
            <text:p>Made the UML</text:p>
          </table:table-cell>
          <table:table-cell table:style-name="ce34"/>
          <table:table-cell office:value-type="string" table:style-name="ce34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ed class and the UML for the whole thing</text:p>
          </table:table-cell>
          <table:table-cell table:number-columns-repeated="7" table:style-name="ce34"/>
          <table:table-cell table:number-columns-repeated="16376"/>
        </table:table-row>
        <table:table-row table:number-rows-repeated="1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2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ing Class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ed the class</text:p>
          </table:table-cell>
          <table:table-cell table:style-name="ce34"/>
          <table:table-cell office:value-type="string" table:style-name="ce34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UML</text:p>
          </table:table-cell>
          <table:table-cell table:number-columns-repeated="2" table:style-name="ce34"/>
          <table:table-cell office:value-type="string" table:style-name="ce34">
            <text:p>UML</text:p>
          </table:table-cell>
          <table:table-cell table:style-name="ce34"/>
          <table:table-cell office:value-type="string" table:style-name="ce34">
            <text:p>Made the UML</text:p>
          </table:table-cell>
          <table:table-cell table:style-name="ce34"/>
          <table:table-cell office:value-type="string" table:style-name="ce34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ed class and the UML for the whole thing</text:p>
          </table:table-cell>
          <table:table-cell table:number-columns-repeated="7" table:style-name="ce34"/>
          <table:table-cell table:number-columns-repeated="16376"/>
        </table:table-row>
        <table:table-row table:style-name="ro2">
          <table:table-cell office:value-type="string" table:style-name="ce34">
            <text:p>Denifed new robot parts</text:p>
          </table:table-cell>
          <table:table-cell table:number-columns-repeated="4" table:style-name="ce34"/>
          <table:table-cell office:value-type="string" table:style-name="ce34">
            <text:p>parts made</text:p>
          </table:table-cell>
          <table:table-cell table:style-name="ce34"/>
          <table:table-cell office:value-type="string" table:style-name="ce34">
            <text:p>Done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Browsing catolog of robot models</text:p>
          </table:table-cell>
          <table:table-cell table:number-columns-repeated="4" table:style-name="ce34"/>
          <table:table-cell office:value-type="string" table:style-name="ce34">
            <text:p>Done</text:p>
          </table:table-cell>
          <table:table-cell table:number-columns-repeated="2" table:style-name="ce34"/>
          <table:table-cell table:number-columns-repeated="16376"/>
        </table:table-row>
        <table:table-row table:number-rows-repeated="15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3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ing Class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ed the class</text:p>
          </table:table-cell>
          <table:table-cell table:style-name="ce34"/>
          <table:table-cell office:value-type="string" table:style-name="ce34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UML</text:p>
          </table:table-cell>
          <table:table-cell table:number-columns-repeated="2" table:style-name="ce34"/>
          <table:table-cell office:value-type="string" table:style-name="ce34">
            <text:p>UML</text:p>
          </table:table-cell>
          <table:table-cell table:style-name="ce34"/>
          <table:table-cell office:value-type="string" table:style-name="ce34">
            <text:p>Made the UML</text:p>
          </table:table-cell>
          <table:table-cell table:style-name="ce34"/>
          <table:table-cell office:value-type="string" table:style-name="ce34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reated class and the UML for the whole thing</text:p>
          </table:table-cell>
          <table:table-cell table:number-columns-repeated="7" table:style-name="ce34"/>
          <table:table-cell table:number-columns-repeated="16376"/>
        </table:table-row>
        <table:table-row table:style-name="ro2">
          <table:table-cell office:value-type="string" table:style-name="ce34">
            <text:p>Denifed new robot parts</text:p>
          </table:table-cell>
          <table:table-cell table:number-columns-repeated="4" table:style-name="ce34"/>
          <table:table-cell office:value-type="string" table:style-name="ce34">
            <text:p>parts made</text:p>
          </table:table-cell>
          <table:table-cell table:style-name="ce34"/>
          <table:table-cell office:value-type="string" table:style-name="ce34">
            <text:p>Done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Browsing catolog of robot models</text:p>
          </table:table-cell>
          <table:table-cell table:number-columns-repeated="4" table:style-name="ce34"/>
          <table:table-cell office:value-type="string" table:style-name="ce34">
            <text:p>Done</text:p>
          </table:table-cell>
          <table:table-cell table:number-columns-repeated="2" table:style-name="ce34"/>
          <table:table-cell table:number-columns-repeated="16376"/>
        </table:table-row>
        <table:table-row table:style-name="ro2">
          <table:table-cell office:value-type="string" table:style-name="ce34">
            <text:p>Createed new beloved coustomer</text:p>
          </table:table-cell>
          <table:table-cell table:number-columns-repeated="4" table:style-name="ce34"/>
          <table:table-cell office:value-type="string" table:style-name="ce34">
            <text:p>done</text:p>
          </table:table-cell>
          <table:table-cell table:number-columns-repeated="2" table:style-name="ce34"/>
          <table:table-cell table:number-columns-repeated="16376"/>
        </table:table-row>
        <table:table-row table:style-name="ro2">
          <table:table-cell office:value-type="string" table:style-name="ce34">
            <text:p>create robot order for customer</text:p>
          </table:table-cell>
          <table:table-cell table:number-columns-repeated="4" table:style-name="ce34"/>
          <table:table-cell office:value-type="string" table:style-name="ce34">
            <text:p>done</text:p>
          </table:table-cell>
          <table:table-cell table:number-columns-repeated="2" table:style-name="ce34"/>
          <table:table-cell table:number-columns-repeated="16376"/>
        </table:table-row>
        <table:table-row table:style-name="ro2">
          <table:table-cell office:value-type="string" table:style-name="ce34">
            <text:p>ensuring presistant of rss data<text:s/></text:p>
          </table:table-cell>
          <table:table-cell table:number-columns-repeated="4" table:style-name="ce34"/>
          <table:table-cell office:value-type="string" table:style-name="ce34">
            <text:p>worked with it and finished it.</text:p>
          </table:table-cell>
          <table:table-cell table:number-columns-repeated="2" table:style-name="ce34"/>
          <table:table-cell table:number-columns-repeated="16376"/>
        </table:table-row>
        <table:table-row table:number-rows-repeated="12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bhash Ghimire</dc:creator>
    <meta:creation-date>2016-03-21T22:16:37Z</meta:creation-date>
    <dc:date>2017-04-10T19:39:49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